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3"/>
    <style:style style:name="ce5" style:family="table-cell" style:parent-style-name="Default" style:data-style-name="N125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7" calcext:value-type="float">
            <text:p>0.80635978770157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in" svg:y="2.5953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8689in" svg:y="1.6949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 table:number-columns-repeated="7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1" calcext:value-type="float">
            <text:p>0.25729444283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number-columns-repeated="9"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9"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9"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2-11-15T15:29:48.135545413</dc:date>
    <meta:editing-duration>PT6H27M36S</meta:editing-duration>
    <meta:editing-cycles>5</meta:editing-cycles>
    <meta:generator>LibreOffice/7.4.2.3$Linux_X86_64 LibreOffice_project/40$Build-3</meta:generator>
    <meta:document-statistic meta:table-count="3" meta:cell-count="441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3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2cm" svg:y="1.243cm" svg:width="12.748cm" svg:height="6.81cm">
          <chart:coordinate-region svg:x="1.015cm" svg:y="1.442cm" svg:width="11.821cm" svg:height="6.412cm"/>
          <chart:axis chart:dimension="x" chart:name="primary-x" chart:style-name="ch4">
            <chart:title svg:x="6.049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5cm" svg:y="0.002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1cm" svg:y="0.001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3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3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